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efault_20_Text">
      <style:paragraph-properties fo:margin-left="0in" fo:margin-right="0in" fo:text-indent="0in" style:auto-text-indent="false"/>
      <style:text-properties fo:font-style="normal" fo:font-weight="bold" style:font-style-asian="italic" style:font-style-complex="italic"/>
    </style:style>
    <style:style style:name="P16" style:family="paragraph" style:parent-style-name="Date">
      <style:paragraph-properties fo:margin-left="2.5in" fo:margin-right="0in" fo:text-indent="0in" style:auto-text-indent="false"/>
    </style:style>
    <style:style style:name="P1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9" style:family="paragraph" style:parent-style-name="Default_20_Text">
      <style:paragraph-properties fo:text-align="start" style:justify-single-word="false" style:text-autospace="none"/>
    </style:style>
    <style:style style:name="P20" style:family="paragraph" style:parent-style-name="Default_20_Text">
      <style:text-properties fo:font-weight="bold"/>
    </style:style>
    <style:style style:name="P21" style:family="paragraph" style:parent-style-name="Default_20_Text">
      <style:text-properties style:font-name="Times New Roman1" fo:font-size="12pt" style:font-name-asian="Times New Roman1" style:font-size-asian="12pt" style:font-name-complex="Times New Roman1" style:font-size-complex="12pt"/>
    </style:style>
    <style:style style:name="P22"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3"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4"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5"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26" style:family="paragraph" style:parent-style-name="Text_20_Body_20_Single">
      <style:paragraph-properties fo:margin-left="0.5in" fo:margin-right="0in" fo:margin-top="0in" fo:margin-bottom="0in" fo:text-indent="0in" style:auto-text-indent="false"/>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1"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6"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7" style:family="paragraph" style:parent-style-name="Text_20_Body_20_Single">
      <style:paragraph-properties fo:margin-left="0.5in" fo:margin-right="0in" fo:margin-top="0in" fo:margin-bottom="0in" fo:text-indent="0in" style:auto-text-indent="false"/>
      <style:text-properties fo:font-weight="normal"/>
    </style:style>
    <style:style style:name="P38" style:family="paragraph" style:parent-style-name="Text_20_body">
      <style:paragraph-properties fo:margin-left="0.5in" fo:margin-right="0in" fo:margin-top="0in" fo:margin-bottom="0in" fo:text-indent="0in" style:auto-text-indent="false"/>
    </style:style>
    <style:style style:name="P39" style:family="paragraph" style:parent-style-name="Text_20_Body_20_Single">
      <style:paragraph-properties fo:margin-top="0in" fo:margin-bottom="0in"/>
    </style:style>
    <style:style style:name="P40" style:family="paragraph" style:parent-style-name="Text_20_Body_20_Single">
      <style:paragraph-properties fo:margin-top="0in" fo:margin-bottom="0in"/>
      <style:text-properties style:font-name="Times New Roman"/>
    </style:style>
    <style:style style:name="P41" style:family="paragraph" style:parent-style-name="Text_20_Body_20_Single">
      <style:paragraph-properties fo:margin-top="0in" fo:margin-bottom="0in"/>
      <style:text-properties style:font-name="Times New Roman" fo:font-style="italic" style:font-style-asian="italic" style:font-style-complex="italic"/>
    </style:style>
    <style:style style:name="P42" style:family="paragraph" style:parent-style-name="Text_20_Body_20_Single">
      <style:paragraph-properties fo:margin-top="0in" fo:margin-bottom="0in"/>
      <style:text-properties fo:font-style="italic" style:font-style-asian="italic" style:font-style-complex="italic"/>
    </style:style>
    <style:style style:name="P43" style:family="paragraph" style:parent-style-name="Text_20_Body_20_Single">
      <style:paragraph-properties fo:margin-top="0in" fo:margin-bottom="0in"/>
      <style:text-properties fo:font-style="italic" fo:font-weight="normal" style:font-style-asian="italic" style:font-style-complex="italic"/>
    </style:style>
    <style:style style:name="P44"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5" style:family="paragraph" style:parent-style-name="Default_20_Text">
      <style:paragraph-properties fo:margin-top="0in" fo:margin-bottom="0in"/>
      <style:text-properties style:font-name="Times New Roman"/>
    </style:style>
    <style:style style:name="P46"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8" style:family="paragraph" style:parent-style-name="Default_20_Text">
      <style:paragraph-properties fo:margin-left="-0.2429in" fo:margin-right="0in" fo:text-indent="0in" style:auto-text-indent="false"/>
      <style:text-properties style:font-name="Times New Roman"/>
    </style:style>
    <style:style style:name="P49"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5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1"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3" style:family="paragraph" style:parent-style-name="Contents_20_2">
      <style:paragraph-properties>
        <style:tab-stops>
          <style:tab-stop style:position="5.5252in" style:type="right" style:leader-style="dotted" style:leader-text="."/>
        </style:tab-stops>
      </style:paragraph-properties>
    </style:style>
    <style:style style:name="P54"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55" style:family="paragraph" style:parent-style-name="Heading_20_2">
      <style:paragraph-properties fo:margin-left="0in" fo:margin-right="0in" fo:margin-top="0in" fo:margin-bottom="0in" fo:text-indent="0in" style:auto-text-indent="false"/>
      <style:text-properties style:font-name="Arial Black" fo:font-size="14pt" fo:font-style="normal" fo:font-weight="normal" style:font-size-asian="14pt" style:font-style-asian="italic" style:font-size-complex="14pt" style:font-style-complex="italic"/>
    </style:style>
    <style:style style:name="P5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7"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8" style:family="paragraph" style:parent-style-name="Default_20_Text" style:list-style-name="L2"/>
    <style:style style:name="P5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0"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61" style:family="paragraph" style:parent-style-name="Default_20_Text" style:list-style-name="L7"/>
    <style:style style:name="P62" style:family="paragraph" style:parent-style-name="Default_20_Text" style:list-style-name="L7">
      <style:text-properties fo:font-style="italic" style:font-style-asian="italic" style:font-style-complex="italic"/>
    </style:style>
    <style:style style:name="P6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64" style:family="paragraph" style:parent-style-name="Default_20_Text">
      <style:paragraph-properties fo:margin-left="0in" fo:margin-right="0in" fo:text-indent="0in" style:auto-text-indent="false"/>
    </style:style>
    <style:style style:name="P65" style:family="paragraph" style:parent-style-name="Default_20_Text" style:list-style-name="L4">
      <style:paragraph-properties fo:margin-left="0in" fo:margin-right="0in" fo:text-indent="0in" style:auto-text-indent="false"/>
    </style:style>
    <style:style style:name="P66"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67"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68"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69"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70"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71"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2"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73"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74"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75" style:family="paragraph" style:parent-style-name="Text_20_Body_20_Single" style:list-style-name="L1">
      <style:paragraph-properties fo:margin-top="0in" fo:margin-bottom="0in"/>
      <style:text-properties style:font-name="Times New Roman"/>
    </style:style>
    <style:style style:name="P76" style:family="paragraph" style:parent-style-name="Text_20_Body_20_Single" style:list-style-name="L2">
      <style:paragraph-properties fo:margin-top="0in" fo:margin-bottom="0in"/>
      <style:text-properties style:font-name="Times New Roman"/>
    </style:style>
    <style:style style:name="P77" style:family="paragraph" style:parent-style-name="Text_20_Body_20_Single" style:list-style-name="L2">
      <style:paragraph-properties fo:margin-top="0in" fo:margin-bottom="0in"/>
      <style:text-properties style:font-name="Times New Roman" fo:font-style="normal" fo:font-weight="bold"/>
    </style:style>
    <style:style style:name="P7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79"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80" style:family="paragraph" style:parent-style-name="Text_20_Body_20_Single" style:list-style-name="L1">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text-properties fo:font-style="italic" style:font-style-asian="italic" style:font-style-complex="italic"/>
    </style:style>
    <style:style style:name="P83" style:family="paragraph" style:parent-style-name="Text_20_Body_20_Single" style:list-style-name="L3">
      <style:paragraph-properties fo:margin-top="0in" fo:margin-bottom="0in"/>
      <style:text-properties fo:font-style="italic" style:font-style-asian="italic" style:font-style-complex="italic"/>
    </style:style>
    <style:style style:name="P84"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5" style:family="paragraph" style:parent-style-name="Text_20_Body_20_Single" style:list-style-name="L3">
      <style:paragraph-properties fo:margin-top="0in" fo:margin-bottom="0in"/>
    </style:style>
    <style:style style:name="P86" style:family="paragraph" style:parent-style-name="Text_20_Body_20_Single" style:list-style-name="L3">
      <style:paragraph-properties fo:margin-top="0in" fo:margin-bottom="0in" fo:orphans="2" fo:widows="2" style:writing-mode="lr-tb"/>
    </style:style>
    <style:style style:name="P87" style:family="paragraph" style:parent-style-name="Text_20_Body_20_Single" style:list-style-name="L2">
      <style:paragraph-properties fo:margin-left="0in" fo:margin-right="0in" fo:margin-top="0in" fo:margin-bottom="0in" fo:text-indent="0in" style:auto-text-indent="false"/>
    </style:style>
    <style:style style:name="P88"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89"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0"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91" style:family="paragraph" style:parent-style-name="Text_20_Body_20_Single" style:list-style-name="L4">
      <style:paragraph-properties fo:margin-left="0in" fo:margin-right="0in" fo:margin-top="0in" fo:margin-bottom="0in" fo:text-indent="0in" style:auto-text-indent="false"/>
    </style:style>
    <style:style style:name="P92" style:family="paragraph" style:parent-style-name="Text_20_Body_20_Single" style:list-style-name="L4">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93" style:family="paragraph" style:parent-style-name="Text_20_Body_20_Single">
      <style:paragraph-properties fo:margin-left="0.5in" fo:margin-right="0in" fo:margin-top="0in" fo:margin-bottom="0in" fo:text-indent="0in" style:auto-text-indent="false"/>
    </style:style>
    <style:style style:name="P94" style:family="paragraph" style:parent-style-name="Text_20_Body_20_Single" style:list-style-name="L2">
      <style:paragraph-properties fo:margin-left="0.5in" fo:margin-right="0in" fo:margin-top="0in" fo:margin-bottom="0in" fo:text-indent="0in" style:auto-text-indent="false"/>
    </style:style>
    <style:style style:name="P95"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96"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97"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98"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9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0" style:family="paragraph" style:parent-style-name="Body_20_Text_20_First_20_Indent" style:list-style-name="L5"/>
    <style:style style:name="P101" style:family="paragraph" style:parent-style-name="Body_20_Text_20_First_20_Indent" style:list-style-name="L5">
      <style:text-properties fo:font-style="italic" style:font-style-asian="italic" style:font-style-complex="italic"/>
    </style:style>
    <style:style style:name="P102" style:family="paragraph" style:parent-style-name="Standard" style:list-style-name="L2">
      <style:paragraph-properties fo:margin-top="0in" fo:margin-bottom="0in"/>
      <style:text-properties style:font-name="Times New Roman"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normal" style:font-style-asian="italic" style:font-weight-asian="normal" style:font-style-complex="italic" style:font-weight-complex="normal"/>
    </style:style>
    <style:style style:name="T9" style:family="text">
      <style:text-properties fo:font-style="normal" style:font-style-asian="italic" style:font-style-complex="italic"/>
    </style:style>
    <style:style style:name="T10" style:family="text">
      <style:text-properties fo:font-style="normal" fo:font-weight="bold" style:font-style-asian="italic" style:font-style-complex="italic"/>
    </style:style>
    <style:style style:name="T11" style:family="text">
      <style:text-properties fo:language="en" fo:country="US"/>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style="normal" style:font-style-asian="normal" style:font-style-complex="normal"/>
    </style:style>
    <style:style style:name="T16" style:family="text">
      <style:text-properties style:font-name="Times New Roman" fo:font-style="normal" fo:font-weight="normal" style:font-style-asian="italic" style:font-weight-asian="normal" style:font-style-complex="italic" style:font-weight-complex="normal"/>
    </style:style>
    <style:style style:name="T17" style:family="text">
      <style:text-properties style:font-name="Times New Roman" fo:font-style="normal" fo:font-weight="normal" style:font-style-asian="italic" style:font-style-complex="italic"/>
    </style:style>
    <style:style style:name="T18" style:family="text">
      <style:text-properties style:font-name="Times New Roman" fo:font-style="normal" fo:font-weight="bold"/>
    </style:style>
    <style:style style:name="T19" style:family="text">
      <style:text-properties style:font-name="Times New Roman" fo:font-style="normal" fo:font-weight="bold" style:font-style-asian="italic" style:font-style-complex="italic"/>
    </style:style>
    <style:style style:name="T20" style:family="text">
      <style:text-properties style:font-name="Times New Roman" fo:font-size="12pt" fo:background-color="transparent" style:font-name-asian="Arial1" style:font-size-asian="12pt" style:font-name-complex="Arial1" style:font-size-complex="12pt"/>
    </style:style>
    <style:style style:name="T21"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3" style:family="text">
      <style:text-properties style:font-name="Times New Roman" fo:font-size="12pt" fo:font-style="italic" style:font-size-asian="12pt" style:font-style-asian="italic" style:font-size-complex="12pt" style:font-style-complex="italic"/>
    </style:style>
    <style:style style:name="T24"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5" style:family="text">
      <style:text-properties style:font-name="Times New Roman" fo:font-size="12pt" fo:font-style="normal"/>
    </style:style>
    <style:style style:name="T26"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7"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8" style:family="text">
      <style:text-properties style:font-name="Times New Roman" fo:font-size="12pt" fo:font-style="normal" fo:background-color="transparent" style:font-style-asian="italic" style:font-style-complex="italic"/>
    </style:style>
    <style:style style:name="T29" style:family="text">
      <style:text-properties style:font-name="Times New Roman" fo:font-size="12pt" fo:font-style="normal" style:font-size-asian="12pt" style:font-style-asian="normal" style:font-size-complex="12pt" style:font-style-complex="normal"/>
    </style:style>
    <style:style style:name="T30" style:family="text">
      <style:text-properties style:font-name="Times New Roman" fo:font-size="12pt" fo:font-style="normal" fo:font-weight="bold" fo:background-color="transparent" style:font-style-asian="italic" style:font-style-complex="italic"/>
    </style:style>
    <style:style style:name="T31" style:family="text">
      <style:text-properties style:font-name="Times New Roman" fo:font-weight="bold"/>
    </style:style>
    <style:style style:name="T32" style:family="text">
      <style:text-properties fo:font-size="10pt"/>
    </style:style>
    <style:style style:name="T33" style:family="text">
      <style:text-properties fo:font-size="10pt" fo:background-color="transparent"/>
    </style:style>
    <style:style style:name="T34" style:family="text">
      <style:text-properties fo:font-size="10pt" fo:font-style="italic" fo:background-color="transparent" style:font-style-asian="italic" style:font-style-complex="italic"/>
    </style:style>
    <style:style style:name="T35" style:family="text">
      <style:text-properties fo:font-size="10pt" fo:font-style="italic" style:font-style-asian="italic" style:font-style-complex="italic"/>
    </style:style>
    <style:style style:name="T36" style:family="text">
      <style:text-properties fo:font-size="10pt" fo:font-style="italic" style:font-size-asian="12pt" style:font-style-asian="italic" style:font-size-complex="12pt" style:font-style-complex="italic"/>
    </style:style>
    <style:style style:name="T37" style:family="text">
      <style:text-properties fo:font-size="10pt" fo:font-style="normal" style:font-size-asian="12pt" style:font-style-asian="normal" style:font-size-complex="12pt" style:font-style-complex="normal"/>
    </style:style>
    <style:style style:name="T38" style:family="text">
      <style:text-properties fo:font-weight="bold"/>
    </style:style>
    <style:style style:name="T39" style:family="text">
      <style:text-properties style:font-name="Courier New4" fo:font-size="10pt" fo:font-style="italic" fo:background-color="transparent" style:font-style-asian="italic" style:font-style-complex="italic"/>
    </style:style>
    <style:style style:name="T40" style:family="text">
      <style:text-properties style:font-name="Courier New3" fo:font-size="10pt" fo:background-color="transparent"/>
    </style:style>
    <style:style style:name="T41"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2"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3"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4"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5" style:family="text">
      <style:text-properties fo:font-weight="normal" style:font-weight-asian="normal" style:font-weight-complex="normal"/>
    </style:style>
    <style:style style:name="T46" style:family="text">
      <style:text-properties style:font-name="Times New Roman3" fo:font-style="italic" fo:background-color="transparent" style:font-size-asian="9pt" style:font-style-asian="italic" style:font-size-complex="9pt" style:font-style-complex="italic"/>
    </style:style>
    <style:style style:name="T47" style:family="text">
      <style:text-properties style:font-name="Courier New1" fo:font-size="9pt" style:font-size-asian="9pt" style:font-size-complex="9pt"/>
    </style:style>
    <style:style style:name="T48" style:family="text">
      <style:text-properties style:font-name="Times New Roman2" fo:font-size="12pt" fo:font-style="italic" fo:background-color="transparent" style:font-size-asian="9pt" style:font-style-asian="italic" style:font-size-complex="9pt" style:font-style-complex="italic"/>
    </style:style>
    <style:style style:name="T49" style:family="text">
      <style:text-properties style:font-name="Times New Roman2" fo:font-style="normal" fo:background-color="transparent" style:font-style-asian="normal" style:font-style-complex="normal"/>
    </style:style>
    <style:style style:name="T50" style:family="text">
      <style:text-properties style:font-name="Times New Roman2" fo:font-style="italic" fo:background-color="transparent" style:language-asian="zh" style:country-asian="CN" style:font-style-asian="italic" style:font-style-complex="italic"/>
    </style:style>
    <style:style style:name="T51" style:family="text">
      <style:text-properties style:font-name="Times New Roman2" fo:font-style="italic" fo:background-color="transparent" style:font-style-asian="italic" style:font-style-complex="italic"/>
    </style:style>
    <style:style style:name="T52" style:family="text">
      <style:text-properties style:font-style-asian="italic" style:font-style-complex="italic"/>
    </style:style>
    <style:style style:name="T53" style:family="text">
      <style:text-properties fo:color="#000000" style:font-name="Courier" fo:font-size="10pt" style:font-name-asian="Courier" style:font-size-asian="10pt" style:font-name-complex="Courier" style:font-size-complex="10pt"/>
    </style:style>
    <style:style style:name="T54"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5"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T56" style:family="text">
      <style:text-properties style:font-name="Courier" style:font-name-asian="Courier" style:font-name-complex="Courier"/>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XCAT 2 MySQL Setup</text:p>
      <text:p text:style-name="P16"><text:date style:data-style-name="N37" text:date-value="2010-10-25T13:48:13.39">10/25/10</text:date>, <text:time style:data-style-name="N43" text:time-value="2010-10-25T13:48:13.39">01:48:13 P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2"><text:a xlink:type="simple" xlink:href="#1.Switch to  MySQL on the Management Node|outline">1.0 Switch to <text:s/>MySQL on the Management Node<text:tab/>1</text:a></text:p>
          <text:p text:style-name="P53"><text:a xlink:type="simple" xlink:href="#1.1.Install MySQL|outline">1.1 Install MySQL<text:tab/>1</text:a></text:p>
          <text:p text:style-name="P53"><text:a xlink:type="simple" xlink:href="#1.2.Configure and migrate xCAT  to MySQL using mysqlsetup script|outline">1.2 Configure and migrate xCAT <text:s/>to MySQL using mysqlsetup script<text:tab/>3</text:a></text:p>
          <text:p text:style-name="P53"><text:a xlink:type="simple" xlink:href="#1.3.Configure MySQL manually|outline">1.3 Configure MySQL manually<text:tab/>3</text:a></text:p>
          <text:p text:style-name="P53"><text:a xlink:type="simple" xlink:href="#1.4.Migrate xCAT data to MySQL|outline">1.4 Migrate xCAT data to MySQL<text:tab/>8</text:a></text:p>
          <text:p text:style-name="P53"><text:a xlink:type="simple" xlink:href="#1.5.Add ODBC support|outline">1.5 Add ODBC support<text:tab/>10</text:a></text:p>
          <text:p text:style-name="P53"><text:a xlink:type="simple" xlink:href="#1.6.Removing MySQL xcatd database|outline">1.6 Removing MySQL xcatd database<text:tab/>14</text:a></text:p>
          <text:p text:style-name="P53"><text:a xlink:type="simple" xlink:href="#1.7.Migrate to AIX 7.1|outline">1.7 Migrate to AIX 7.1<text:tab/>15</text:a></text:p>
          <text:p text:style-name="P53"><text:a xlink:type="simple" xlink:href="#1.8.Migrate to new level MySQL|outline">1.8 Migrate to new level MySQL<text:tab/>15</text:a></text:p>
          <text:p text:style-name="P53"><text:a xlink:type="simple" xlink:href="#1.9.Diagnostics|outline">1.9 Diagnostics<text:tab/>16</text:a></text:p>
          <text:p text:style-name="P53"><text:a xlink:type="simple" xlink:href="#1.10. Useful MySQL commands|outline">1.10 <text:s/>Useful MySQL commands<text:tab/>17</text:a></text:p>
          <text:p text:style-name="P53"><text:a xlink:type="simple" xlink:href="#1.11.References|outline">1.11 References<text:tab/>17</text:a></text:p>
        </text:index-body>
      </text:table-of-content>
      <text:p text:style-name="P17"/>
      <text:p text:style-name="P18"/>
      <text:p text:style-name="P19"/>
      <text:h text:style-name="Heading_20_1" text:outline-level="1">Switch to <text:s/>MySQL on the Management Node</text:h>
      <text:p text:style-name="Default_20_Text"/>
      <text:list xml:id="list33471609" text:style-name="RTF_5f_Num_20_4">
        <text:list-header>
          <text:p text:style-name="P63">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1"><text:a xlink:type="simple" xlink:href="http://dev.mysql.com/doc/refman/5.1/en/index.html">http://dev.mysql.com/doc/refman/5.1/en/index.html</text:a></text:p>
      <text:p text:style-name="P21"/>
      <text:p text:style-name="P50"><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text:span text:style-name="T38">On AIX: </text:span>The xCAT RPM called<text:span text:style-name="T2"> xcat-mysql</text:span> is provided to help simplify the installation of MySQL on an AIX system. Download the x<text:span text:style-name="T2">cat-mysql-2.*.gz. </text:span><text:span text:style-name="T7">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7">post processing will automatically unwrap MySQL in the </text:span><text:span text:style-name="T2">/usr/local </text:span><text:span text:style-name="T7">directory and will create a link for </text:span><text:span text:style-name="T2">/usr/local/mysql</text:span><text:span text:style-name="T7">. It will also update the PATH environment variable in the</text:span><text:span text:style-name="T2"> /etc/profile</text:span><text:span text:style-name="T7"> file.<text:line-break/><text:line-break/> <text:s text:c="11"/></text:span><text:span text:style-name="T2">gunzip <text:s/>xcat-mysql-2*.gz</text:span></text:p>
      <text:p text:style-name="P23">tar -xvf xcat-mysql-2*.tar</text:p>
      <text:p text:style-name="P23">./instmysql </text:p>
      <text:p text:style-name="P23"/>
      <text:p text:style-name="P25">Note: <text:s/>as of Oct 2010, the AIX deps package will automatically install the perl-DBD-MySQL , and unixODBC-* when installed on the Management or Service <text:s/>Nodes. <text:s text:c="2"/>You may find these already installed. </text:p>
      <text:p text:style-name="P25"/>
      <text:p text:style-name="P15"><text:s text:c="12"/><text:line-break/></text:p>
      <text:p text:style-name="P13"><text:span text:style-name="T38">On Redhat/Fedora</text:span>: MySQL comes as part of the OS. Ensure that the following rpms are installed on your Management <text:s/>Node:<text:line-break/><text:line-break/> <text:s text:c="11"/><text:span text:style-name="T2">perl-DBD-MySQL*</text:span></text:p>
      <text:p text:style-name="P23">mysql-server-5.*</text:p>
      <text:p text:style-name="P23">mysql-5.*</text:p>
      <text:p text:style-name="P23">mysql-devel-5.*</text:p>
      <text:p text:style-name="P23">mysql-bench-5.*</text:p>
      <text:p text:style-name="P23">mysql-connector-odbc-*</text:p>
      <text:p text:style-name="P23">unixODBC*</text:p>
      <text:p text:style-name="P23"/>
      <text:p text:style-name="P14">The best way to install RedHat5+, Fedora and Centos MySQL is using YUM. <text:s/>If you have YUM setup for your OS install on the MN the run the following:</text:p>
      <text:p text:style-name="P14"/>
      <text:p text:style-name="P9">yum install mysql-server mysql <text:span text:style-name="T56">mysql-bench mysql-devel <text:s/>mysql-connector-odbc </text:span></text:p>
      <text:p text:style-name="P14"/>
      <text:p text:style-name="P23"><text:soft-page-break/></text:p>
      <text:p text:style-name="P13"><text:span text:style-name="T38">On SLES:</text:span> MySQL comes as part of the OS. Ensure that the following rpms are installed on your Management <text:s/>Node:<text:line-break/></text:p>
      <text:p text:style-name="P24">mysql-client-5*</text:p>
      <text:p text:style-name="P12"><text:s text:c="12"/>libmysqlclient_r15*</text:p>
      <text:p text:style-name="P24">libqt4-sql-mysql-4*</text:p>
      <text:p text:style-name="P24">libmysqlclient15-5*</text:p>
      <text:p text:style-name="P24">perl-DBD-mysql-4*</text:p>
      <text:p text:style-name="P24">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40">This section takes you through setting up the the MySQL environment, starting the server and connecting to the interactive <text:span text:style-name="T11">program</text:span> to create server definitions and perform queries.</text:p>
      <text:p text:style-name="P40"/>
      <text:p text:style-name="P40">This example assumes:</text:p>
      <text:p text:style-name="P40"/>
      <text:list xml:id="list33463479" text:style-name="L1">
        <text:list-item>
          <text:p text:style-name="P75">Management Node: <text:span text:style-name="T2">mn20</text:span></text:p>
        </text:list-item>
        <text:list-item>
          <text:p text:style-name="P75">xCAT <text:span text:style-name="T11">database name</text:span>:<text:span text:style-name="T2"> xcatdb</text:span></text:p>
        </text:list-item>
        <text:list-item>
          <text:p text:style-name="P80"><text:span text:style-name="T12">Database user id used by xCAT for access: </text:span><text:span text:style-name="T13">xcatadmin</text:span></text:p>
        </text:list-item>
        <text:list-item>
          <text:p text:style-name="P80"><text:span text:style-name="T12">Database password for xcatadmin: </text:span><text:span text:style-name="T13">xcat201</text:span></text:p>
        </text:list-item>
      </text:list>
      <text:p text:style-name="P40"><text:soft-page-break/></text:p>
      <text:p text:style-name="P40">Substitute your addresses and desired database administration, password and database name as appropriate.</text:p>
      <text:p text:style-name="P40"><text:s/><text:span text:style-name="T38">All of the following steps should be run logged into the Management Node as root. <text:s/></text:span></text:p>
      <text:p text:style-name="P40"/>
      <text:list xml:id="list33476812" text:style-name="L2">
        <text:list-item>
          <text:p text:style-name="P87"><text:span text:style-name="T12">Create a user id and group that will run the MySQL server.<text:line-break/><text:line-break/>On AIX, create the mysql user and groups, that will be used to run </text:span>mysql:<text:span text:style-name="T12"><text:line-break/></text:span><text:span text:style-name="T2"><text:line-break/>mkgroup mysql<text:line-break/></text:span><text:span text:style-name="T2">mkuser pgrp=mysql mysql <text:line-break/><text:line-break/></text:span><text:span text:style-name="T7">Additionally on AIX, </text:span><text:span text:style-name="T15">update the mysql file permissions:<text:line-break/></text:span><text:span text:style-name="T15"><text:line-break/></text:span><text:span text:style-name="T13">cd /usr/local/mysql</text:span></text:p>
          <text:p text:style-name="P88">chown -R mysql .</text:p>
          <text:p text:style-name="P87"><text:span text:style-name="T2">chgrp -R mysql .<text:line-break/><text:line-break/></text:span><text:span text:style-name="T7">On Linux: The mysql user id <text:s/>and group already exists, and the permissions are already correct when MySQL is installed. <text:s/></text:span></text:p>
          <text:p text:style-name="P94"/>
        </text:list-item>
        <text:list-item>
          <text:p text:style-name="P81"><text:span text:style-name="T12">Using the mysql userid, execute the script that will create the MySQL data directory and initialize the grant tables.<text:line-break/></text:span><text:span text:style-name="T12"><text:line-break/></text:span><text:span text:style-name="T15">On AIX:</text:span><text:span text:style-name="T13"> /usr/local/mysql/</text:span><text:span text:style-name="T2">scripts/mysql_install_db --user=mysql</text:span></text:p>
        </text:list-item>
      </text:list>
      <text:p text:style-name="P26">On Linux: <text:span text:style-name="T2">/usr/bin/mysql_install_db --user=mysql</text:span></text:p>
      <text:list xml:id="list33609313" text:continue-numbering="true" text:style-name="L2">
        <text:list-header>
          <text:p text:style-name="P76"/>
        </text:list-header>
        <text:list-item>
          <text:p text:style-name="P77"><text:reference-mark-start text:name="1.Edit server configuration file so that it runs in ASCI-QUOTES mode."/>Edit server configuration file so that it runs in <text:span text:style-name="T52">ANSI-QUOTES</text:span> mode.<text:reference-mark-end text:name="1.Edit server configuration file so that it runs in ASCI-QUOTES mode."/></text:p>
          <text:p text:style-name="P58"><text:line-break/>On AIX:<text:span text:style-name="T14"> cp /usr/local/mysql/support-files/my-large.cnf <text:s/>/etc/my.cnf</text:span></text:p>
          <text:p text:style-name="P59"><text:line-break/>Then on both AIX and Linux under the section:</text:p>
          <text:p text:style-name="P59"># The MySQL server</text:p>
          <text:p text:style-name="P59">[mysqld]</text:p>
          <text:p text:style-name="P59"/>
          <text:p text:style-name="P59">add the following line:</text:p>
          <text:p text:style-name="P58"><text:span text:style-name="T16"><text:line-break/></text:span><text:span text:style-name="T14">sql_mode=ANSI_QUOTES </text:span></text:p>
        </text:list-item>
      </text:list>
      <text:p text:style-name="P22"><text:s/><text:tab/></text:p>
      <text:p text:style-name="P22"><text:s/><text:tab/>Note: <text:s/>IF you are at xCAT 2.4 or later sql_mode=ANSI_QUOTES is no <text:s/><text:tab/>longer required.</text:p>
      <text:list xml:id="list33597908" text:continue-numbering="true" text:style-name="L2">
        <text:list-header>
          <text:p text:style-name="P60"/>
        </text:list-header>
        <text:list-item>
          <text:p text:style-name="P59"><text:soft-page-break/>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59">For additional system variables that can be set <text:s/>go to: <text:line-break/></text:p>
          <text:p text:style-name="P59"><text:a xlink:type="simple" xlink:href="http://dev.mysql.com/doc/refman/5.1/en/server-system-variables.html#sysvar_max_connections">http://dev.mysql.com/doc/refman/5.1/en/server-system-variables.html#sysvar_max_connections</text:a></text:p>
        </text:list-item>
      </text:list>
      <text:p text:style-name="Default_20_Text"/>
      <text:list xml:id="list33599236" text:continue-numbering="true" text:style-name="L2">
        <text:list-item>
          <text:p text:style-name="P76">On AIX, update the data directory ownership permission to mysql. All other mysql install directories should be owned by root. </text:p>
        </text:list-item>
      </text:list>
      <text:p text:style-name="P28"><text:line-break/>cd /usr/local/mysql</text:p>
      <text:p text:style-name="P32">chown -R root .</text:p>
      <text:p text:style-name="P32">chown -R mysql data<text:line-break/><text:line-break/></text:p>
      <text:list xml:id="list33587729" text:continue-numbering="true" text:style-name="L2">
        <text:list-item>
          <text:p text:style-name="P87">Check ulimit settings.</text:p>
        </text:list-item>
      </text:list>
      <text:p text:style-name="P32"><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2"/>
      <text:p text:style-name="P38"><text:span text:style-name="Source_20_Text"><text:span text:style-name="T9">If not unlimited, change the ulimit setting to unlimited, for this session. coredump is optional. </text:span></text:span></text:p>
      <text:p text:style-name="P38"><text:span text:style-name="Source_20_Text"><text:span text:style-name="T13"/></text:span></text:p>
      <text:p text:style-name="P38"><text:span text:style-name="Source_20_Text"><text:span text:style-name="T2">ulimit -m unlimited</text:span></text:span></text:p>
      <text:p text:style-name="P38"><text:span text:style-name="Source_20_Text"><text:span text:style-name="T2">ulimit -n unlimited</text:span></text:span></text:p>
      <text:p text:style-name="P38"><text:span text:style-name="Source_20_Text"><text:span text:style-name="T2">ulimit -d unlimited</text:span></text:span></text:p>
      <text:p text:style-name="P38"><text:span text:style-name="Source_20_Text"><text:span text:style-name="T2">ulimit -f unlimited</text:span></text:span></text:p>
      <text:p text:style-name="P38"><text:span text:style-name="Source_20_Text"><text:span text:style-name="T2">ulimit -s unlimited</text:span></text:span></text:p>
      <text:p text:style-name="P38"><text:span text:style-name="Source_20_Text"><text:span text:style-name="T2">ulimit -t unlimited</text:span></text:span></text:p>
      <text:p text:style-name="P26"><text:span text:style-name="T2"><text:line-break/></text:span><text:line-break/>Edit the /etc/security/limits file, to make these <text:s/>limits stay unlimited for root through reboot or the start of the MySQL server may fail. <text:line-break/><text:soft-page-break/><text:line-break/><text:span text:style-name="T2">root:</text:span></text:p>
      <text:p text:style-name="P32"><text:line-break/> <text:s text:c="7"/>fsize = -1</text:p>
      <text:p text:style-name="P32"><text:s text:c="8"/>core = -1</text:p>
      <text:p text:style-name="P32"><text:s text:c="8"/>cpu = -1</text:p>
      <text:p text:style-name="P32"><text:s text:c="8"/>data = -1</text:p>
      <text:p text:style-name="P32"><text:s text:c="8"/>rss = -1</text:p>
      <text:p text:style-name="P32"><text:s text:c="8"/>stack = -1</text:p>
      <text:p text:style-name="P32"><text:s text:c="8"/>nofiles = -1</text:p>
      <text:list xml:id="list33586566" text:continue-numbering="true" text:style-name="L2">
        <text:list-header>
          <text:p text:style-name="P76"/>
        </text:list-header>
        <text:list-item>
          <text:p text:style-name="P81"><text:reference-mark-start text:name="Start the MySQL server"/><text:span text:style-name="T31">Start the MySQL server</text:span><text:reference-mark-end text:name="Start the MySQL server"/><text:span text:style-name="T31"> </text:span><text:span text:style-name="T12">(running as root must use the --user option). <text:line-break/>On AIX: </text:span><text:span text:style-name="T13">/usr/local/mysql/</text:span><text:span text:style-name="T2">bin/mysqld_safe --user=mysql &amp; </text:span></text:p>
          <text:p text:style-name="P82"><text:s text:c="2"/>(may need to hit enter to get prompt back)</text:p>
        </text:list-item>
      </text:list>
      <text:p text:style-name="P26">On Linux: <text:line-break/><text:span text:style-name="T2">/usr/bin/mysqld_safe --user=mysql &amp;</text:span> <text:s/><text:line-break/>or<text:line-break/><text:span text:style-name="T2">service mysqld start <text:s text:c="2"/>(on sles service mysql start)</text:span></text:p>
      <text:p text:style-name="P32"/>
      <text:p text:style-name="P34">If you need to stop the MySQL server:</text:p>
      <text:p text:style-name="P34"/>
      <text:p text:style-name="P34">Note the mysql root id must have been setup, see below.</text:p>
      <text:p text:style-name="P35"/>
      <text:list xml:id="list33593351" text:continue-numbering="true" text:style-name="L2">
        <text:list-header>
          <text:p text:style-name="P81">On AIX: <text:span text:style-name="T2">/usr/local/mysql/bin/mysqladmin -u root -p shutdown</text:span></text:p>
          <text:p text:style-name="P81">On Linux: <text:line-break/><text:span text:style-name="T2">/usr/bin/mysqladmin -u root -p shutdown</text:span></text:p>
        </text:list-header>
      </text:list>
      <text:p text:style-name="P39"><text:s text:c="12"/>or <text:span text:style-name="T10"><text:s text:c="3"/></text:span><text:span text:style-name="T4">service mysqld stop</text:span></text:p>
      <text:p text:style-name="P43"/>
      <text:list xml:id="list33595865" text:continue-numbering="true" text:style-name="L2">
        <text:list-header>
          <text:p text:style-name="P102">If command fails, </text:p>
          <text:p text:style-name="P81"><text:line-break/>On AIX, check the /usr/local/mysql/data/mn20.err file. </text:p>
        </text:list-header>
      </text:list>
      <text:p text:style-name="P39"><text:span text:style-name="T4"><text:s text:c="12"/>On Linux, check /var/log/mysqld.log.</text:span><text:span text:style-name="T2"><text:line-break/></text:span><text:span text:style-name="T12"> <text:s text:c="12"/></text:span></text:p>
      <text:list xml:id="list33601698" text:continue-numbering="true" text:style-name="L2">
        <text:list-item>
          <text:p text:style-name="P81">Setup MySQL to automatically start after a reboot of the Management Node.</text:p>
          <text:p text:style-name="P81"><text:line-break/>On AIX, add the following line before the xcatd line (so that it starts before it) in the /etc/inittab: </text:p>
          <text:p text:style-name="P81"><text:line-break/><text:span text:style-name="T2">mysql:2:once:/usr/local/mysql/bin/mysqld_safe --user=mysql &amp;</text:span> <text:line-break/>On Linux: <text:span text:style-name="T2">chkconfig mysqld on <text:s/>( on sles chkconfig mysql on)</text:span></text:p>
        </text:list-item>
      </text:list>
      <text:p text:style-name="P39"><text:s text:c="16"/></text:p>
      <text:list xml:id="list33609484" text:continue-numbering="true" text:style-name="L2">
        <text:list-item>
          <text:p text:style-name="P81">Set <text:s/>the MySQL root <text:s/>password in the MySQL database</text:p>
          <text:p text:style-name="P81"><text:line-break/>On AIX: <text:span text:style-name="T1">/usr/local/mysql/bin/mysqladmin -u root password 'new-password'</text:span><text:line-break/><text:soft-page-break/>On Linux: <text:span text:style-name="T1">/usr/bin/mysqladmin -u root password 'new-password'</text:span><text:line-break/></text:p>
          <text:p text:style-name="P81"><text:s text:c="9"/></text:p>
        </text:list-item>
        <text:list-item>
          <text:p text:style-name="P81"><text:reference-mark-start text:name="Log into the MySQL interactive program"/><text:span text:style-name="T12">Log into the MySQL interactive program</text:span><text:reference-mark-end text:name="Log into the MySQL interactive program"/><text:span text:style-name="T12">.<text:line-break/><text:line-break/></text:span><text:span text:style-name="T15">On AIX: </text:span><text:span text:style-name="T13">/usr/local/mysql/bin/mysql <text:s/>-u root -p<text:line-break/></text:span><text:span text:style-name="T15">On Linux:</text:span><text:span text:style-name="T13"> /usr/bin/mysql -u root -p<text:line-break/></text:span><text:span text:style-name="T13"><text:line-break/></text:span></text:p>
        </text:list-item>
      </text:list>
      <text:p text:style-name="P41"/>
      <text:list xml:id="list33592622" text:continue-numbering="true" text:style-name="L2">
        <text:list-item>
          <text:p text:style-name="P81"><text:reference-mark-start text:name="Create the xcatdb database "/><text:span text:style-name="T18">Create the </text:span><text:span text:style-name="T19">xcatdb</text:span><text:span text:style-name="T18"> database </text:span><text:reference-mark-end text:name="Create the xcatdb database "/><text:span text:style-name="T12">which will be populated with xCAT data later in this document.</text:span></text:p>
        </text:list-item>
      </text:list>
      <text:p text:style-name="P27"><text:span text:style-name="T7"><text:line-break/>mysql &gt;</text:span><text:span text:style-name="T2"> CREATE DATABASE xcatdb;<text:line-break/></text:span></text:p>
      <text:list xml:id="list33589650" text:continue-numbering="true" text:style-name="L2">
        <text:list-item>
          <text:p text:style-name="P81"><text:reference-mark-start text:name="Create the xcatadmin id and password"/><text:span text:style-name="T31">Create the xcatadmin id and password</text:span><text:reference-mark-end text:name="Create the xcatadmin id and password"/><text:span text:style-name="T12"><text:line-break/><text:line-break/></text:span><text:span text:style-name="T33">mysql &gt; </text:span><text:span text:style-name="T34">CREATE USER xcatadmin IDENTIFIED BY 'xcat201';</text:span></text:p>
          <text:p text:style-name="P84"/>
        </text:list-item>
        <text:list-item>
          <text:p text:style-name="P81"><text:reference-mark-start text:name="Create the lists of hosts that will have permission to access the  database."/><text:span text:style-name="T30">Create the lists of hosts that will have permission to access the <text:s/>database.</text:span><text:reference-mark-end text:name="Create the lists of hosts that will have permission to access the  database."/><text:span text:style-name="T28"> First add your Management Node (MN), where the database is running. A </text:span><text:span text:style-name="T28">good name to use for your MN is the name in the master attribute of the site table. </text:span></text:p>
          <text:p text:style-name="P78">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78"/>
          <text:p text:style-name="P81"><text:span text:style-name="T34"><text:line-break/></text:span><text:span text:style-name="T33">mysql &gt; </text:span><text:span text:style-name="T34">GRANT ALL on xcatdb.* TO xcatadmin@mn20 IDENTIFIED BY 'xcat201';</text:span></text:p>
        </text:list-item>
      </text:list>
      <text:p text:style-name="P44"/>
      <text:list xml:id="list33582905" text:continue-numbering="true" text:style-name="L2">
        <text:list-header>
          <text:p text:style-name="P79">Next add all other nodes that need access to the database. <text:s text:c="2"/>Service Nodes are required for xCAT hierarchical support. <text:s/>Compute nodes may also need access depending on the application running.</text:p>
          <text:p text:style-name="P81"><text:span text:style-name="T2"><text:line-break/></text:span><text:span text:style-name="T33">mysql &gt; </text:span><text:span text:style-name="T34">GRANT ALL on xcatdb.* TO <text:s/>xcatadmin@&lt;servicenode(s)&gt; IDENTIFIED BY 'xcat201';</text:span> <text:line-break/><text:line-break/><text:span text:style-name="T38">Note: You want to do a GRANT ALL to every ipaddress or nodename that will need to access the database. <text:s/>You can use wildcards as follows:<text:line-break/><text:line-break/></text:span><text:span text:style-name="T33">mysql &gt; </text:span><text:span text:style-name="T34">GRANT ALL on xcatdb.* TO xcatadmin@'%.cluster.net' IDENTIFIED BY 'xcat201';</text:span><text:span text:style-name="T33"><text:line-break/>mysql &gt; </text:span><text:span text:style-name="T34">GRANT ALL on xcatdb.* TO xcatadmin@'8.113.33.%' IDENTIFIED BY 'xcat201';</text:span></text:p>
        </text:list-header>
      </text:list>
      <text:p text:style-name="P46"/>
      <text:list xml:id="list33605695" text:continue-numbering="true" text:style-name="L2">
        <text:list-item>
          <text:p text:style-name="P81"><text:soft-page-break/><text:span text:style-name="T12">Verify the user table was populated.<text:line-break/><text:line-break/></text:span><text:span text:style-name="T12">mysql &gt; </text:span><text:span text:style-name="T13">SELECT host, user FROM mysql.user;<text:line-break/></text:span><text:span text:style-name="T39">+---------------------------+-----------+<text:line-break/>| host <text:s text:c="21"/>| user <text:s text:c="5"/>|<text:line-break/>+---------------------------+-----------+<text:line-break/>| % <text:s text:c="24"/>| xcatadmin |<text:line-break/>| 127.0.0.1 <text:s text:c="16"/>| root <text:s text:c="5"/>|<text:line-break/></text:span><text:span text:style-name="T39">| %cluster.net <text:s text:c="13"/>| xcatadmin |<text:line-break/>| 8.113.33% <text:s text:c="16"/>| xcatadmin |<text:line-break/>| mn20 <text:s text:c="21"/>| xcatadmin |<text:line-break/></text:span><text:span text:style-name="T39">| localhost <text:s text:c="16"/>| <text:s text:c="10"/>|<text:line-break/>| localhost <text:s text:c="16"/>| root <text:s text:c="5"/>|<text:line-break/>+---------------------------+-----------+</text:span><text:span text:style-name="T13"><text:line-break/></text:span></text:p>
        </text:list-item>
        <text:list-item>
          <text:p text:style-name="P76">Check system variables.<text:line-break/></text:p>
        </text:list-item>
      </text:list>
      <text:p text:style-name="P40"><text:s text:c="12"/>mysql &gt; <text:span text:style-name="T2">SHOW VARIABLES;</text:span></text:p>
      <text:list xml:id="list33613812" text:continue-numbering="true" text:style-name="L2">
        <text:list-header>
          <text:p text:style-name="P76"/>
        </text:list-header>
        <text:list-item>
          <text:p text:style-name="P76">Check the defined databases.<text:line-break/></text:p>
        </text:list-item>
      </text:list>
      <text:p text:style-name="P27">mysql &gt; <text:span text:style-name="T2">SHOW DATABASES;</text:span><text:line-break/><text:span text:style-name="T40">+--------------------+<text:line-break/>| Database <text:s text:c="10"/>|<text:line-break/>+--------------------+<text:line-break/>| information_schema |<text:line-break/>| mysql <text:s text:c="13"/>|<text:line-break/></text:span><text:span text:style-name="T40">| test <text:s text:c="14"/>|<text:line-break/></text:span><text:span text:style-name="T40">| xcatdb <text:s text:c="12"/>|<text:line-break/>+--------------------+</text:span></text:p>
      <text:list xml:id="list33582723" text:continue-numbering="true" text:style-name="L2">
        <text:list-header>
          <text:p text:style-name="P95"/>
        </text:list-header>
        <text:list-item>
          <text:p text:style-name="P76">The following shows you how to view the tables. At this point no tables have been defined in the xcatdb yet. Run again after the database is populated.</text:p>
        </text:list-item>
      </text:list>
      <text:p text:style-name="P29"><text:span text:style-name="T7"><text:line-break/>mysql &gt; </text:span>use xcatdb;</text:p>
      <text:p text:style-name="P26"><text:span text:style-name="T15">mysql &gt;</text:span><text:span text:style-name="T13"> SHOW TABLES;<text:line-break/></text:span><text:span text:style-name="T7">mysql &gt;</text:span><text:span text:style-name="T2"> DESCRIBE &lt;table name&gt;;</text:span></text:p>
      <text:p text:style-name="P45"/>
      <text:list xml:id="list33601534" text:continue-numbering="true" text:style-name="L2">
        <text:list-item>
          <text:p text:style-name="P81"><text:span text:style-name="T12">Exit out of MySQL.<text:line-break/><text:line-break/></text:span><text:span text:style-name="T15">mysql &gt;</text:span><text:span text:style-name="T13"> quit;</text:span><text:span text:style-name="T12"><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xml:id="list33489118" text:style-name="L3">
        <text:list-item>
          <text:p text:style-name="P85"><text:soft-page-break/>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42"/>
      <text:p text:style-name="P42"><text:s text:c="11"/>Note: if you get an error, like “Connection failure: IO::Socket::SSL: connect:</text:p>
      <text:p text:style-name="P42"><text:s text:c="10"/>Connection refused at....,” <text:s text:c="2"/>make sure your xcatd daemon is running. <text:s text:c="2"/></text:p>
      <text:list xml:id="list33610121" text:continue-numbering="true" text:style-name="L3">
        <text:list-header>
          <text:p text:style-name="P85"/>
        </text:list-header>
        <text:list-item>
          <text:p text:style-name="P85"><text:reference-mark-start text:name="Creating the /etc/xcat/cfgloc file "/><text:span text:style-name="T38">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85"/>
          <text:p text:style-name="P83">mysql:dbname=xcatdb;host=mn20|xcatadmin|xcat201</text:p>
          <text:p text:style-name="P85"><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9"/>
      <text:list xml:id="list33585829" text:continue-numbering="true" text:style-name="L3">
        <text:list-header>
          <text:p text:style-name="P85">Finally change permissions on the file, <text:s/>so only root can read, to protect the password. <text:line-break/><text:span text:style-name="T2"><text:line-break/>chmod 0600 /etc/xcat/cfgloc </text:span></text:p>
          <text:p text:style-name="P85"/>
        </text:list-header>
        <text:list-item>
          <text:p text:style-name="P85">Restore your database to MySQL. Use bypass mode to <text:span text:style-name="T11">run the</text:span> command without xcatd. <text:s/>This is needed to make sure the data is restored to the MySQL database and not to SQlite.<text:line-break/><text:line-break/><text:span text:style-name="T2">XCATBYPASS=1 restorexCATdb -p ~/xcat-dbback</text:span></text:p>
          <text:p text:style-name="P83"/>
          <text:p text:style-name="P83">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2"/>
      <text:list xml:id="list33605394" text:continue-numbering="true" text:style-name="L3">
        <text:list-header>
          <text:p text:style-name="P85"/>
        </text:list-header>
        <text:list-item>
          <text:p text:style-name="P86">Start the xcatd daemon using the MySQL database.<text:line-break/><text:line-break/><text:soft-page-break/><text:span text:style-name="T7">On AIX: </text:span><text:span text:style-name="T2">xcatstart <text:s text:c="2"/></text:span><text:span text:style-name="T5">(xCAT2.4 </text:span><text:span text:style-name="T44">restartxcatd)</text:span><text:span text:style-name="T2"><text:line-break/></text:span><text:span text:style-name="T7">On Linux: </text:span><text:span text:style-name="T2">service xcatd restart <text:line-break/></text:span></text:p>
          <text:p text:style-name="P90"/>
          <text:p text:style-name="P89"/>
        </text:list-item>
        <text:list-item>
          <text:p text:style-name="P89">Test the database</text:p>
        </text:list-item>
      </text:list>
      <text:p text:style-name="P6"/>
      <text:p text:style-name="P6"><text:s text:c="12"/>tabdump site</text:p>
      <text:p text:style-name="P47"><text:s text:c="4"/></text:p>
      <text:p text:style-name="P7"/>
      <text:h text:style-name="Heading_20_2" text:outline-level="2">Add ODBC support</text:h>
      <text:p text:style-name="P20"/>
      <text:p text:style-name="P20">Note: <text:s/>You only need to follow the steps in this section on adding ODBC support, if you plan to develop C, C++ database applications on the database or run such applications (like LoadLeveler). Otherwise skip to the next section.</text:p>
      <text:p text:style-name="P20"/>
      <text:p text:style-name="P20">As of xCAT 2.3.1 or later, <text:s/>you can use mysqlsetup command ( mysqlsetup -o) <text:s/>in xCAT to perform the operations in steps 3 and 4 below. <text:s text:c="2"/>See manpage for mysqlsetup.<text:line-break/></text:p>
      <text:p text:style-name="P10"/>
      <text:list xml:id="list33468035" text:style-name="L4">
        <text:list-item>
          <text:list>
            <text:list-header>
              <text:p text:style-name="P65"/>
            </text:list-header>
            <text:list-item>
              <text:p text:style-name="P65">Install ODBC package and MySQL connector.<text:line-break/><text:line-break/><text:span text:style-name="T20">On AIX: You need the </text:span><text:span text:style-name="T21">unixODBC</text:span><text:span text:style-name="T20"> package included in the </text:span><text:span text:style-name="T21">dep-aix-xxxx.tar.gz </text:span><text:span text:style-name="T20">file. As of xCAT2.5 , <text:s/>the unixODBC will automatically be installed. The </text:span><text:span text:style-name="T21">mysql-connector-odbc</text:span><text:span text:style-name="T20"> package is included in </text:span><text:span text:style-name="T21">xcat-mysql-xxxx.tar.gz</text:span><text:span text:style-name="T20">. <text:s/>You will need to install X11.base.lib AIX package as a prerequisite to installing the mysql-connector-odbc* package. Both</text:span><text:span text:style-name="T21"> .gz</text:span><text:span text:style-name="T20"> files were downloaded when xCAT and MySQL were <text:s/>set up the xCAT Management Node. To install the packages use the following commands:<text:line-break/><text:line-break/></text:span><text:span text:style-name="T21">rpm -i unixODBC-*<text:line-break/>rpm -i mysql-connector-odbc-*<text:line-break/><text:line-break/></text:span><text:span text:style-name="T26">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2"> for how to get packages from the distro.<text:line-break/><text:line-break/>For RedHat and Fedora:<text:line-break/><text:line-break/></text:span><text:span text:style-name="T43">rpm -i unixODBC-*<text:line-break/>rpm -i mysql-connector-odbc-*<text:line-break/></text:span><text:soft-page-break/><text:span text:style-name="T43"><text:line-break/></text:span><text:span text:style-name="T42">For SLES:<text:line-break/><text:line-break/></text:span><text:span text:style-name="T43">rpm -i unixODBC-*<text:line-break/>rpm -i mysql-client-*<text:line-break/>rpm -i libmysqlclient*<text:line-break/>rpm -i MyODBC-unixODBC-* (</text:span><text:span text:style-name="T42">Please note that MyODBC-unixODBC rpm can be found in SDK CD 1 for SLES 11)</text:span></text:p>
              <text:p text:style-name="P65"><text:span text:style-name="T42"/></text:p>
            </text:list-item>
            <text:list-item>
              <text:p text:style-name="P65">For LoadLeveler, <text:s/>need additional MySQL configuration, login interactive pgm:</text:p>
              <text:p text:style-name="P91"><text:span text:style-name="T15">On AIX: </text:span><text:span text:style-name="T13">/usr/local/mysql/bin/mysql <text:s/>-u root -p<text:line-break/></text:span><text:span text:style-name="T15">On Linux:</text:span><text:span text:style-name="T13"> /usr/bin/mysql -u root -p</text:span></text:p>
              <text:p text:style-name="P92">&gt;mysql <text:s/>SET GLOBAL log_bin_trust_function_creators=1;</text:p>
              <text:p text:style-name="P65"><text:span text:style-name="T43">&gt;mysql quit;</text:span><text:span text:style-name="T42"><text:line-break/></text:span></text:p>
            </text:list-item>
            <text:list-item>
              <text:p text:style-name="P65">To configure ODBC you need to make changes to the <text:span text:style-name="T2">odbcinst.ini and odbc.ini</text:span> files so that ODBC works with the xCAT database. First u<text:span text:style-name="T45">pdate the </text:span><text:span text:style-name="T3">odbcinst.ini</text:span><text:span text:style-name="T45"> file with the correct </text:span><text:span text:style-name="T2">libmyodbc#.so</text:span><text:span text:style-name="T7"> name.<text:line-break/></text:span><text:span text:style-name="T7"><text:line-break/></text:span><text:span text:style-name="T26">On AIX, RH and Fedora:</text:span></text:p>
              <text:p text:style-name="P66"/>
              <text:p text:style-name="P65"><text:span text:style-name="T26">First find the ODBC driver. For AIX, RH and Fedora:<text:line-break/></text:span><text:span text:style-name="T21">rpm -ql mysql-connector-odbc<text:line-break/><text:line-break/></text:span><text:span text:style-name="T21">vi /etc/odbcinst.ini<text:line-break/></text:span><text:span text:style-name="T41">[MySQL]<text:line-break/>Description = ODBC for MySQL<text:line-break/>Driver <text:s text:c="5"/>= /usr/lib/libmyodbc3.so</text:span><text:span text:style-name="T27"><text:line-break/></text:span><text:span text:style-name="T27"><text:line-break/></text:span><text:span text:style-name="T26">On SLES: </text:span></text:p>
              <text:p text:style-name="P66"/>
              <text:p text:style-name="P65"><text:span text:style-name="T26">First find the ODBC driver. For SLES:<text:line-break/></text:span><text:span text:style-name="T21">rpm -ql MyODBC-unixODBC <text:line-break/><text:line-break/>vi /etc/unixODBC/odbcinst.ini<text:line-break/></text:span><text:span text:style-name="T41">[MySQL]<text:line-break/>Description = ODBC for MySQL<text:line-break/>Driver <text:s text:c="5"/>= /usr/lib64/unixODBC/libmyodbc3.so</text:span><text:span text:style-name="T27"><text:line-break/><text:line-break/></text:span><text:span text:style-name="T26">Then update the </text:span><text:span text:style-name="T21">obdc.ini</text:span><text:span text:style-name="T26"> files with the DSN information for ODBC. <text:s/>Use SERVER, and DATABASE name as defined in the /etc/xcat/cfgloc file. DRIVER and PORT are fixed. <text:line-break/><text:line-break/></text:span><text:soft-page-break/><text:span text:style-name="T26">On AIX, RH and Fedora: <text:line-break/></text:span><text:span text:style-name="T21">vi /etc/odbc.ini</text:span></text:p>
              <text:p text:style-name="P65"><text:span text:style-name="T41">[xCATDB]<text:line-break/>Driver <text:s text:c="2"/>= MySQL<text:line-break/></text:span><text:span text:style-name="T41">SERVER <text:s text:c="2"/>= mn20<text:line-break/>PORT <text:s text:c="4"/>= 3306<text:line-break/></text:span><text:span text:style-name="T41">DATABASE = xcatdb</text:span><text:span text:style-name="T27"><text:line-break/></text:span><text:span text:style-name="T27"><text:line-break/>On SLES: <text:line-break/></text:span><text:span text:style-name="T22">vi </text:span><text:span text:style-name="T21">/etc/unixODBC/odbc.ini <text:line-break/></text:span><text:span text:style-name="T41">[xCATDB]<text:line-break/>Driver <text:s text:c="2"/>= MySQL<text:line-break/>SERVER <text:s text:c="2"/>= mn20<text:line-break/>PORT <text:s text:c="4"/>= 3306<text:line-break/>DATABASE = xcatdb</text:span><text:span text:style-name="T27"><text:line-break/></text:span></text:p>
            </text:list-item>
            <text:list-item>
              <text:p text:style-name="P68">Put the xcatadmin id and password for xcatdb database on the root's home directory so that user root will not have to specify them when accessing the database through ODBC. <text:s/><text:span text:style-name="T7">The SERVER, DATABASE, USER and PASSWORD must match was <text:s/>put in the </text:span><text:span text:style-name="T2">/etc/xcat/cfgloc</text:span><text:span text:style-name="T7"> file. <text:line-break/> </text:span><text:line-break/><text:line-break/>v<text:span text:style-name="T46">i <text:s/>~/.odbc.ini</text:span></text:p>
              <text:p text:style-name="P70"><text:line-break/>[xCATDB]<text:line-break/>SERVER = mn20<text:line-break/>DATABASE = xcatdb<text:line-break/>USER <text:s text:c="4"/>= xcatadmin<text:line-break/>PASSWORD = xcat20l</text:p>
              <text:p text:style-name="P70"/>
              <text:p text:style-name="P68"><text:span text:style-name="T7">U</text:span>pdate the permissions <text:s/>for root only read of the file. <text:span text:style-name="T47"><text:line-break/><text:line-break/></text:span><text:span text:style-name="T48">chmod 0600 .odbc.ini</text:span><text:span text:style-name="T47"><text:line-break/></text:span></text:p>
            </text:list-item>
            <text:list-item>
              <text:p text:style-name="P67">Configure the Service Node. <text:span text:style-name="T38">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6"><text:span text:style-name="T7">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6"><text:a xlink:type="simple" xlink:href="https://xcat.svn.sourceforge.net/viewvc/xcat/xcat-core/trunk/xCAT-client/share/doc/xCAT2-updatenode.pdf"/></text:p>
      <text:p text:style-name="Text_20_Body_20_Indent"><text:a xlink:type="simple" xlink:href="https://xcat.svn.sourceforge.net/viewvc/xcat/xcat-core/trunk/xCAT-client/share/doc/xCAT2-updatenode.pdf"/></text:p>
      <text:p text:style-name="Text_20_Body_20_Indent"/>
      <text:p text:style-name="P26"><text:soft-page-break/><text:span text:style-name="T9"><text:s/></text:span><text:span text:style-name="T10">As of xCAT 2.6, <text:s text:c="2"/>we have provided a post install script (odbcsetup), <text:s/>to automatically configure the ODBC after the Service node is installed. <text:s/></text:span></text:p>
      <text:p text:style-name="P35"/>
      <text:p text:style-name="P34">Add the odbcsetup script to the service <text:s/>entry in your postscripts table and you can skip the following instructions on syncing the ODBC files to the service nodes. </text:p>
      <text:p text:style-name="P34"/>
      <text:p text:style-name="P34">For example on Linux:</text:p>
      <text:p text:style-name="P34">#node,postscripts,postbootscripts,comments,disable</text:p>
      <text:p text:style-name="P34">"xcatdefaults","syslog,remoteshell,syncfiles","otherpkgs",,</text:p>
      <text:p text:style-name="P37"><text:span text:style-name="T9">"service","servicenode,xcatserver,xcatclient,</text:span><text:span text:style-name="T10">odbcsetup</text:span><text:span text:style-name="T9">",,,</text:span></text:p>
      <text:p text:style-name="P35"/>
      <text:p text:style-name="P26"><text:span text:style-name="T10">If you use the odbcsetup script, you can skip to </text:span><text:span text:style-name="T10"><text:reference-ref text:reference-format="text" text:ref-name="1.Test the ODBC connection.">Test the ODBC connection.</text:reference-ref></text:span></text:p>
      <text:p text:style-name="P26"><text:span text:style-name="T2"><text:line-break/></text:span><text:span text:style-name="T29">Then sync the </text:span><text:span text:style-name="T23">odbcinst.ini</text:span><text:span text:style-name="T29"> and </text:span><text:span text:style-name="T23">odbc.ini</text:span><text:span text:style-name="T29"> files to the service nodes. The <text:s/>service is the node group name for all the service nodes.</text:span></text:p>
      <text:p text:style-name="P30"><text:line-break/>On AIX:</text:p>
      <text:p text:style-name="P31"><text:s text:c="4"/>xdcp service -v /etc/odbcinst.ini /etc/odbcinst.ini</text:p>
      <text:p text:style-name="P31"><text:s text:c="4"/>xdcp service <text:s/>-v /etc/odbc.ini /etc/odbc.ini</text:p>
      <text:p text:style-name="P31"><text:s text:c="4"/>xdcp service <text:s/>-v /.odbc.ini /.odbc.ini</text:p>
      <text:p text:style-name="P30"/>
      <text:p text:style-name="P30">On RH and Fedora:</text:p>
      <text:p text:style-name="P31"><text:s text:c="4"/>xdcp service -v /etc/odbcinst.ini <text:s/>/etc/odbcinst.ini</text:p>
      <text:p text:style-name="P31"><text:s text:c="4"/>xdcp service <text:s/>-v /etc/odbc.ini <text:s text:c="2"/>/etc/odbc.ini</text:p>
      <text:p text:style-name="P31"><text:s text:c="4"/>xdcp service <text:s/>-v /root/.odbc.ini <text:s text:c="2"/>/root/.odbc.ini</text:p>
      <text:p text:style-name="P31"/>
      <text:p text:style-name="P30">On SLES</text:p>
      <text:p text:style-name="P31"><text:s text:c="4"/>xdcp service <text:s/>-v /etc/unixODBC/odbcinst.ini <text:s text:c="3"/>/etc/unixODBC/odbcinst.ini</text:p>
      <text:p text:style-name="P31"><text:s text:c="4"/>xdcp service <text:s/>-v /etc/unixODBC/odbc.ini <text:s text:c="4"/>/etc/unixODBC/odbc.ini</text:p>
      <text:p text:style-name="P31"><text:s text:c="4"/>xdcp service <text:s/>-v /root/.odbc.ini <text:s text:c="3"/>/root/.odbc.ini</text:p>
      <text:p text:style-name="P11"/>
      <text:list xml:id="list33607620" text:continue-numbering="true" text:style-name="L4">
        <text:list-item>
          <text:list>
            <text:list-item>
              <text:p text:style-name="P67"><text:reference-mark-start text:name="1.Test the ODBC connection."/>Test the ODBC connection.<text:reference-mark-end text:name="1.Test the ODBC connection."/></text:p>
              <text:p text:style-name="P65"><text:span text:style-name="T29"><text:line-break/><text:line-break/>On AIX, as root: </text:span><text:span text:style-name="T23">/usr/local/bin/isql -v xcatdb<text:line-break/></text:span><text:span text:style-name="T29">or as</text:span><text:span text:style-name="T23"> </text:span><text:span text:style-name="T29">non-root user: </text:span><text:span text:style-name="T23">/usr/local/bin/isql -v xcatdb xcatadmin xcat201</text:span></text:p>
              <text:p text:style-name="P65"><text:span text:style-name="T29">On Linux, as root: </text:span><text:span text:style-name="T23">/usr/bin/isql -v xcatdb<text:line-break/></text:span><text:span text:style-name="T29">or as</text:span><text:span text:style-name="T23"> </text:span><text:span text:style-name="T29">non-root user: </text:span><text:span text:style-name="T23">/usr/bin/isql -v xcatdb xcatadmin xcat201</text:span></text:p>
              <text:p text:style-name="P69"><text:line-break/></text:p>
            </text:list-item>
          </text:list>
        </text:list-item>
      </text:list>
      <text:p text:style-name="P49"/>
      <text:p text:style-name="P49"><text:s text:c="16"/>/usr/local/bin/isql -v xcatdb</text:p>
      <text:p text:style-name="P49"><text:soft-page-break/></text:p>
      <text:p text:style-name="P36">+--------------------+<text:line-break/>| Connected! <text:s text:c="8"/>|<text:line-break/>| <text:s text:c="19"/>|<text:line-break/>| sql-statement <text:s text:c="5"/>|<text:line-break/>| help[tablename] <text:s text:c="3"/>|<text:line-break/>| quit <text:s text:c="14"/>|<text:line-break/>+--------------------+</text:p>
      <text:p text:style-name="P49"><text:span text:style-name="T40"><text:s text:c="32"/></text:span><text:s text:c="11"/></text:p>
      <text:p text:style-name="P49"><text:s text:c="17"/><text:span text:style-name="T32">SQL&gt; <text:s/>SHOW TABLES;</text:span> <text:s/></text:p>
      <text:p text:style-name="P49"/>
      <text:p text:style-name="P36">+--------------------+<text:line-break/>| Tables_in_xcatdb <text:s text:c="2"/>|<text:line-break/>|--------------------|<text:line-break/>| . <text:s text:c="17"/>|<text:line-break/>| networks <text:s text:c="10"/>|</text:p>
      <text:p text:style-name="P36">| nodelist <text:s text:c="10"/>|</text:p>
      <text:p text:style-name="P36">| site <text:s text:c="14"/>|<text:line-break/>| . <text:s text:c="17"/>|</text:p>
      <text:p text:style-name="P36">| . <text:s text:c="17"/>|<text:line-break/>+--------------------+</text:p>
      <text:p text:style-name="P36"/>
      <text:p text:style-name="P36"/>
      <text:p text:style-name="P36"/>
      <text:p text:style-name="P36">SQL&gt; DESCRIBE site;</text:p>
      <text:p text:style-name="P36">+----------+--------------+------+-----+---------+-------+</text:p>
      <text:p text:style-name="P36">| Field <text:s text:c="3"/>| Type <text:s text:c="8"/>| Null | Key | Default | Extra |</text:p>
      <text:p text:style-name="P36">+----------+--------------+------+-----+---------+-------+</text:p>
      <text:p text:style-name="P36">| key <text:s text:c="5"/>| varchar(128) | NO <text:s text:c="2"/>| PRI | <text:s text:c="8"/>| <text:s text:c="6"/>|</text:p>
      <text:p text:style-name="P36">| value <text:s text:c="3"/>| text <text:s text:c="8"/>| YES <text:s/>| <text:s text:c="4"/>| NULL <text:s text:c="3"/>| <text:s text:c="6"/>|</text:p>
      <text:p text:style-name="P36">| comments | text <text:s text:c="8"/>| YES <text:s/>| <text:s text:c="4"/>| NULL <text:s text:c="3"/>| <text:s text:c="6"/>|</text:p>
      <text:p text:style-name="P36">| disable <text:s/>| text <text:s text:c="8"/>| YES <text:s/>| <text:s text:c="4"/>| NULL <text:s text:c="3"/>| <text:s text:c="6"/>|</text:p>
      <text:p text:style-name="P36">+----------+--------------+------+-----+---------+-------+</text:p>
      <text:p text:style-name="P49"><text:s text:c="10"/></text:p>
      <text:p text:style-name="P48"><text:span text:style-name="T2"><text:line-break/> <text:s text:c="18"/></text:span><text:span text:style-name="T35">SQL</text:span><text:span text:style-name="T37"> &gt;</text:span><text:span text:style-name="T36"> quit;</text:span></text:p>
      <text:p text:style-name="P31"/>
      <text:p text:style-name="P8"/>
      <text:h text:style-name="P55" text:outline-level="2">Removing MySQL xcatd database</text:h>
      <text:p text:style-name="P2"/>
      <text:list xml:id="list33473548" text:style-name="L5">
        <text:list-item>
          <text:list>
            <text:list-item>
              <text:p text:style-name="P100">To remove the database, <text:s/>first do a backup.<text:line-break/><text:line-break/><text:span text:style-name="T2">mkdir -p ~/xcat-dbback<text:line-break/>dumpxCATdb -p ~/xcat-dbback</text:span></text:p>
            </text:list-item>
            <text:list-item>
              <text:p text:style-name="P100">stop the xcatd daemon</text:p>
            </text:list-item>
            <text:list-item>
              <text:p text:style-name="P100">Now remove the database. <text:s text:c="2"/><text:line-break/><text:line-break/><text:soft-page-break/>On AIX:<text:span text:style-name="T2">/usr/local/mysql/bin/mysql <text:s/>-u root -p<text:line-break/></text:span><text:span text:style-name="T8">On Linux</text:span><text:span text:style-name="T3">: /usr/bin/mysql -u root -p</text:span></text:p>
            </text:list-item>
            <text:list-item>
              <text:p text:style-name="P100">Remove the database.</text:p>
              <text:p text:style-name="P100">mysql&gt; <text:span text:style-name="T2">drop database xcatdb; </text:span></text:p>
            </text:list-item>
            <text:list-item>
              <text:p text:style-name="P100">remove /etc/xcat/cfgloc file ( points xCAT to MySQL)</text:p>
            </text:list-item>
            <text:list-item>
              <text:p text:style-name="P100">Install the MySQL database into SQLite</text:p>
              <text:p text:style-name="P101">XCATBYPASS=1 restorexCATdb -p ~/xcat-dbback</text:p>
            </text:list-item>
            <text:list-item>
              <text:p text:style-name="P100">start xcatd</text:p>
            </text:list-item>
            <text:list-item>
              <text:p text:style-name="P100">If you wish to remove all MySQL </text:p>
              <text:p text:style-name="P100">Stop the MySQL daemon</text:p>
              <text:p text:style-name="P100">use rpm -e <text:s/>to remove the xcat-mysql rpm</text:p>
              <text:p text:style-name="P100">Remove the /var/lib/mysql directory</text:p>
            </text:list-item>
          </text:list>
        </text:list-item>
      </text:list>
      <text:p text:style-name="Default_20_Text"/>
      <text:h text:style-name="P55"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p text:style-name="P5"><text:s/><text:a xlink:type="simple" xlink:href="http://sourceforge.net/projects/xcat/files/xcat-dep/2.x_AIX/xcat-mysql-201007271215.tar.gz/download">http://sourceforge.net/projects/xcat/files/xcat-dep/2.x_AIX/xcat-mysql-201007271215.tar.gz/download</text:a></text:p>
      <text:p text:style-name="P5"/>
      <text:list xml:id="list33480793" text:style-name="L6">
        <text:list-item>
          <text:p text:style-name="P71">Download the xCAT MySQL package</text:p>
        </text:list-item>
        <text:list-item>
          <text:p text:style-name="P71">rpm -Uvh perl-DBD-mysql-4.007-2.aix7.1.ppc.rpm</text:p>
        </text:list-item>
        <text:list-item>
          <text:p text:style-name="P71">start the xcatd daemon</text:p>
        </text:list-item>
      </text:list>
      <text:p text:style-name="P4"/>
      <text:p text:style-name="P4"/>
      <text:h text:style-name="P56"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text:soft-page-break/></text:p>
      <text:list xml:id="list33459269" text:style-name="L7">
        <text:list-item>
          <text:list>
            <text:list-item>
              <text:p text:style-name="P61">Backup your database. Refer to section <text:span text:style-name="T24">1.3 Migrate xCAT data to MySQL.</text:span><text:line-break/></text:p>
              <text:p text:style-name="P61"/>
            </text:list-item>
            <text:list-item>
              <text:p text:style-name="P61">Stop xcatd daemon.<text:line-break/><text:line-break/><text:span text:style-name="T49">On AIX: </text:span><text:span text:style-name="T51">xcatstop <text:s/></text:span><text:span text:style-name="T50">(xCAT2.4 stopsrc -s xcatd)</text:span><text:span text:style-name="T2"><text:line-break/></text:span><text:span text:style-name="T49">On Linux: </text:span><text:span text:style-name="T2">service xcatd stop</text:span></text:p>
              <text:p text:style-name="P62"/>
            </text:list-item>
            <text:list-item>
              <text:p text:style-name="P62">Stop the MySQL daemon. </text:p>
            </text:list-item>
          </text:list>
        </text:list-item>
      </text:list>
      <text:p text:style-name="P33"/>
      <text:p text:style-name="P35"/>
      <text:list xml:id="list33600576" text:continue-list="list33601534" text:style-name="L2">
        <text:list-header>
          <text:p text:style-name="P81">On AIX: <text:span text:style-name="T2">/usr/local/mysql/bin/mysqladmin -u root -p shutdown</text:span></text:p>
          <text:p text:style-name="P81">On Linux: <text:line-break/><text:span text:style-name="T2">/usr/bin/mysqladmin -u root -p shutdown <text:s text:c="11"/>or </text:span><text:span text:style-name="T10"><text:s text:c="3"/></text:span><text:span text:style-name="T4">service mysqld stop</text:span><text:span text:style-name="T2"><text:line-break/></text:span></text:p>
        </text:list-header>
      </text:list>
      <text:list xml:id="list33583592" text:continue-list="list33459269" text:style-name="L7">
        <text:list-item>
          <text:list>
            <text:list-item>
              <text:p text:style-name="P61">Unlink the previous version of MySQL.<text:line-break/><text:line-break/><text:span text:style-name="T2">cd /usr/local<text:line-break/>rm mysql</text:span><text:line-break/></text:p>
              <text:p text:style-name="P61"/>
            </text:list-item>
            <text:list-item>
              <text:p text:style-name="P61">Remove the old xcat database directory</text:p>
              <text:p text:style-name="P61">rm -rf /var/lib/mysql/*</text:p>
              <text:p text:style-name="P61"/>
            </text:list-item>
            <text:list-item>
              <text:p text:style-name="P61">Download the latest MySQL as indicated section <text:span text:style-name="T2">1.1 Install MySQL</text:span>.<text:line-break/></text:p>
            </text:list-item>
            <text:list-item>
              <text:p text:style-name="P61">Follow the entire install process outlined in sections <text:span text:style-name="T2">1.1 Install MySQL</text:span><text:span text:style-name="T7"> and</text:span><text:span text:style-name="T2"> 1.2 Configure MySQL</text:span>. You do not need to create the mysql id or group on AIX, since they already exist. You will need to create the /etc/my.cnf file.<text:line-break/></text:p>
            </text:list-item>
            <text:list-item>
              <text:p text:style-name="P61"><text:s/>Restore your database and start xcatd as you did in section <text:span text:style-name="T24">1.3 Migrate xCAT data to MySQL.<text:line-break/></text:span></text:p>
            </text:list-item>
            <text:list-item>
              <text:p text:style-name="P61">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55" text:outline-level="2">Diagnostics</text:h>
      <text:p text:style-name="P4"/>
      <text:list xml:id="list33488826" text:style-name="L8">
        <text:list-item>
          <text:p text:style-name="P73">During restore to the MySQL database, if you see the following error message on the creation of tables: </text:p>
          <text:p text:style-name="P54">#1071 - Specified key was too long; max key length is 1000 bytes</text:p>
        </text:list-item>
      </text:list>
      <text:p text:style-name="P51"/>
      <text:list xml:id="list33588137" text:continue-numbering="true" text:style-name="L8">
        <text:list-header>
          <text:p text:style-name="P73"><text:soft-page-break/>Check the Default char set of xcatdb database and change to Latin1, if needed:</text:p>
        </text:list-header>
        <text:list-item>
          <text:p text:style-name="P96"><text:reference-ref text:reference-format="text" text:ref-name="Log into the MySQL interactive program">Log into the MySQL interactive program</text:reference-ref></text:p>
        </text:list-item>
        <text:list-item>
          <text:p text:style-name="P96">mysql&gt;use xcatdb;</text:p>
        </text:list-item>
        <text:list-item>
          <text:p text:style-name="P97"><text:span text:style-name="T17">mysql&gt;</text:span><text:span text:style-name="T53">SHOW CREATE DATABASE xcatdb;</text:span></text:p>
          <text:p text:style-name="P98">if the <text:s/>default character set is not Latin1, then</text:p>
        </text:list-item>
        <text:list-item>
          <text:p text:style-name="P97"><text:span text:style-name="T55">mysql&gt;</text:span><text:span text:style-name="T54">ALTER DATABASE xcatdb DEFAULT CHARACTER SET latin1;</text:span></text:p>
        </text:list-item>
        <text:list-item>
          <text:p text:style-name="P98">mysql&gt; quit</text:p>
        </text:list-item>
        <text:list-item>
          <text:p text:style-name="P98">Restore you xcatdb again, or at least the tables that got errors. </text:p>
        </text:list-item>
      </text:list>
      <text:list xml:id="list33460903" text:style-name="L9">
        <text:list-item>
          <text:list>
            <text:list-header>
              <text:h text:style-name="P57" text:outline-level="2"/>
            </text:list-header>
          </text:list>
        </text:list-item>
      </text:list>
      <text:h text:style-name="P56" text:outline-level="2"><text:s/><text:span text:style-name="T6">Useful MySQL commands</text:span></text:h>
      <text:p text:style-name="P4"><text:s text:c="5"/><text:span text:style-name="T25"><text:reference-ref text:reference-format="text" text:ref-name="Log into the MySQL interactive program">Log into the MySQL interactive program</text:reference-ref></text:span></text:p>
      <text:list xml:id="list33478968" text:style-name="L10">
        <text:list-item>
          <text:p text:style-name="P72">mysql&gt;show variables;</text:p>
        </text:list-item>
        <text:list-item>
          <text:p text:style-name="P72">mysql&gt;show status;</text:p>
        </text:list-item>
        <text:list-item>
          <text:p text:style-name="P72">mysql&gt;show create table site;</text:p>
          <text:p text:style-name="P72"/>
        </text:list-item>
      </text:list>
      <text:h text:style-name="P55" text:outline-level="2">References</text:h>
      <text:p text:style-name="P3"/>
      <text:list xml:id="list33485292" text:style-name="L11">
        <text:list-item>
          <text:p text:style-name="P74"><text:a xlink:type="simple" xlink:href="http://www.pantz.org/software/mysql/mysqlcommands.html">http://www.pantz.org/software/mysql/mysqlcommands.html</text:a></text:p>
        </text:list-item>
        <text:list-item>
          <text:p text:style-name="P74"><text:a xlink:type="simple" xlink:href="http://dev.mysql.com/doc/refman/5.0/en/tutorial.html">http://dev.mysql.com/doc/refman/5.0/en/tutorial.html</text:a></text:p>
        </text:list-item>
        <text:list-item>
          <text:p text:style-name="P74">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16"><draw:text-box fo:min-height="0.1965in"><text:p text:style-name="MP1"><text:page-number text:select-page="current">17</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x MySQL Setup</dc:title>
    <meta:initial-creator>IBM_USER</meta:initial-creator>
    <meta:creation-date>2008-02-27T15:09:00</meta:creation-date>
    <dc:creator>Lissa  Valletta</dc:creator>
    <dc:date>2010-10-25T13:47:55.46</dc:date>
    <meta:print-date>2009-10-27T14:28:32</meta:print-date>
    <meta:editing-cycles>451</meta:editing-cycles>
    <meta:editing-duration>PT131H03M45S</meta:editing-duration>
    <meta:document-statistic meta:table-count="0" meta:image-count="0" meta:object-count="0" meta:page-count="17" meta:paragraph-count="264" meta:word-count="3435" meta:character-count="22576"/>
    <meta:user-defined meta:name="Info 1"/>
    <meta:user-defined meta:name="Info 2"/>
    <meta:user-defined meta:name="Info 3"/>
    <meta:user-defined meta:name="Info 4"/>
  </office:meta>
</office:document-meta>
</file>